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98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122cm" fo:break-before="auto" style:use-optimal-row-height="true"/>
    </style:style>
    <style:style style:name="ro10" style:family="table-row">
      <style:table-row-properties style:row-height="1.71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ccffff"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id_origina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Publicación individual (artículo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Integrar presentaciones de imágenes en las páginas del sitio web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superior de navegación, pie de página y logotip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s de letra y fondo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Código Javascript a anexar en la sección de encabezado (head) de la página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para su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publicaciones del blog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Configuración de la página 'Acerca de nosotros'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Configuración de la página 'Contacto'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el sitio web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19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Se requiere un nombre de camp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4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incidencias</text:p>
          </table:table-cell>
          <table:table-cell office:value-type="string" calcext:value-type="string">
            <text:p>Mostrar recaídas</text:p>
          </table:table-cell>
          <table:table-cell table:number-columns-repeated="1019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  <table:table-cell table:number-columns-repeated="1019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4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grese el nombre de la carpeta</text:p>
          </table:table-cell>
          <table:table-cell office:value-type="string" calcext:value-type="string">
            <text:p>Introduzca nombre de carpeta</text:p>
          </table:table-cell>
          <table:table-cell table:number-columns-repeated="1019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4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La carpeta es obligatoria</text:p>
          </table:table-cell>
          <table:table-cell office:value-type="string" calcext:value-type="string">
            <text:p>Folder es obligatorio</text:p>
          </table:table-cell>
          <table:table-cell table:number-columns-repeated="1019"/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El archivo {0} no existe</text:p>
          </table:table-cell>
          <table:table-cell office:value-type="string" calcext:value-type="string">
            <text:p>Archivo {0} no existe</text:p>
          </table:table-cell>
          <table:table-cell table:number-columns-repeated="1019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mismo archivo ya ha sido previamente adjuntado al registro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19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puede eliminar las carpetas Inicio ni Adjunto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19"/>
        </table:table-row>
        <table:table-row table:style-name="ro4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La carpeta {0} no está vacía</text:p>
          </table:table-cell>
          <table:table-cell office:value-type="string" calcext:value-type="string">
            <text:p>Carpeta {0} no está vacío</text:p>
          </table:table-cell>
          <table:table-cell table:number-columns-repeated="10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scribir / eliminar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La carpeta {0} no existe</text:p>
          </table:table-cell>
          <table:table-cell office:value-type="string" calcext:value-type="string">
            <text:p>Carpeta {0} no existe</text:p>
          </table:table-cell>
          <table:table-cell table:number-columns-repeated="1019"/>
        </table:table-row>
        <table:table-row table:style-name="ro4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No se encontró el archivo {0}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19"/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/Carpeta de prueba 1</text:p>
          </table:table-cell>
          <table:table-cell office:value-type="string" calcext:value-type="string">
            <text:p>Inicio / Carpeta Prueba 1</text:p>
          </table:table-cell>
          <table:table-cell table:number-columns-repeated="101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/Carpeta de prueba 2</text:p>
          </table:table-cell>
          <table:table-cell office:value-type="string" calcext:value-type="string">
            <text:p>Inicio / Test Carpeta 2</text:p>
          </table:table-cell>
          <table:table-cell table:number-columns-repeated="1019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Inicio/Carpeta de prueba 1/Carpeta de prueba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19"/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office:value-type="string" calcext:value-type="string">
            <text:p>Test_Folder</text:p>
          </table:table-cell>
          <table:table-cell office:value-type="string" calcext:value-type="string">
            <text:p>Carpeta_Prueba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usuario administrador puede editar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19"/>
        </table:table-row>
        <table:table-row table:style-name="ro4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:</text:p>
          </table:table-cell>
          <table:table-cell office:value-type="string" calcext:value-type="string">
            <text:p>Ejemplo :</text:p>
          </table:table-cell>
          <table:table-cell table:number-columns-repeated="1019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Escriba un archivo Python en la misma carpeta donde esto es guardado y retorne columna y resultado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1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habilitar reporte</text:p>
          </table:table-cell>
          <table:table-cell office:value-type="string" calcext:value-type="string">
            <text:p>Desactivar reporte</text:p>
          </table:table-cell>
          <table:table-cell table:number-columns-repeated="1019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Los reportes del generador de reportes son administrados directamente por el generador de reportes. No hay nada por hacer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SELECT. Nota: los resultados no son paginados (todos los datos se envían de una sola vez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indique etiquetas de columna en la consulta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19"/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usuario administrador puede guardar un reporte estándar. Por favor, cambie el nombre y guard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19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ólo el usuario administrador puede crear reportes de consulta / script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Los roles estándar no pueden ser renombrados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el formato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1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apps/frappe/frappe/core/doctype/user/user.js +133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Cargan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3" office:value-type="string" calcext:value-type="string">
            <text:p>apps/frappe/frappe/core/doctype/user/user.js +155</text:p>
          </table:table-cell>
          <table:table-cell table:style-name="ce3" office:value-type="string" calcext:value-type="string">
            <text:p>Add all roles</text:p>
          </table:table-cell>
          <table:table-cell table:style-name="ce3" office:value-type="string" calcext:value-type="string">
            <text:p>Añadir todos los roles</text:p>
          </table:table-cell>
          <table:table-cell table:style-name="ce3" office:value-type="string" calcext:value-type="string">
            <text:p>Agregar todos los role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3" office:value-type="string" calcext:value-type="string">
            <text:p>apps/frappe/frappe/core/doctype/user/user.js +165</text:p>
          </table:table-cell>
          <table:table-cell table:style-name="ce3" office:value-type="string" calcext:value-type="string">
            <text:p>Clear all roles</text:p>
          </table:table-cell>
          <table:table-cell table:style-name="ce3" office:value-type="string" calcext:value-type="string">
            <text:p>Limpiar todos los roles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3" office:value-type="string" calcext:value-type="string">
            <text:p>apps/frappe/frappe/core/doctype/user/user.js +320</text:p>
          </table:table-cell>
          <table:table-cell table:style-name="ce3" office:value-type="string" calcext:value-type="string">
            <text:p>Role Permissions</text:p>
          </table:table-cell>
          <table:table-cell table:style-name="ce3" office:value-type="string" calcext:value-type="string">
            <text:p>Permisos del rol</text:p>
          </table:table-cell>
          <table:table-cell table:style-name="ce3" office:value-type="string" calcext:value-type="string">
            <text:p>Permisos de rol</text:p>
          </table:table-cell>
          <table:table-cell table:style-name="ce3" table:number-columns-repeated="1019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3" office:value-type="string" calcext:value-type="string">
            <text:p>apps/frappe/frappe/core/doctype/user/user.py +105</text:p>
          </table:table-cell>
          <table:table-cell table:style-name="ce3" office:value-type="string" calcext:value-type="string">
            <text:p>Sorry! User should have complete access to their own record.</text:p>
          </table:table-cell>
          <table:table-cell table:style-name="ce3" office:value-type="string" calcext:value-type="string">
            <text:p>¡Lo sentimos! El usuario debe tener acceso completo a su propio registro</text:p>
          </table:table-cell>
          <table:table-cell table:style-name="ce3" office:value-type="string" calcext:value-type="string">
            <text:p>Lamentablemente, el usuario debe tener acceso completo a sus propios registros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3" office:value-type="string" calcext:value-type="string">
            <text:p>apps/frappe/frappe/core/doctype/user/user.py +107</text:p>
          </table:table-cell>
          <table:table-cell table:style-name="ce3" office:value-type="string" calcext:value-type="string">
            <text:p>Sorry! Sharing with Website User is prohibited.</text:p>
          </table:table-cell>
          <table:table-cell table:style-name="ce3" office:value-type="string" calcext:value-type="string">
            <text:p>¡Lo sentimos! El compartir con un usuario del sitio web está prohibido</text:p>
          </table:table-cell>
          <table:table-cell table:style-name="ce3" office:value-type="string" calcext:value-type="string">
            <text:p>Lamentablemente, compartir con los usuarios del sitio web está prohibi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apps/frappe/frappe/core/doctype/user/user.py +119</text:p>
          </table:table-cell>
          <table:table-cell table:style-name="ce3" office:value-type="string" calcext:value-type="string">
            <text:p>Welcome email sent</text:p>
          </table:table-cell>
          <table:table-cell table:style-name="ce3" office:value-type="string" calcext:value-type="string">
            <text:p>Correo electrónico de bienvenida envi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3" office:value-type="string" calcext:value-type="string">
            <text:p>apps/frappe/frappe/core/doctype/user/user.py +160</text:p>
          </table:table-cell>
          <table:table-cell table:style-name="ce3" office:value-type="string" calcext:value-type="string">
            <text:p>Password Update</text:p>
          </table:table-cell>
          <table:table-cell table:style-name="ce3" office:value-type="string" calcext:value-type="string">
            <text:p>Actualización de contraseña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3" office:value-type="string" calcext:value-type="string">
            <text:p>apps/frappe/frappe/core/doctype/user/user.py +169</text:p>
          </table:table-cell>
          <table:table-cell table:style-name="ce3" office:value-type="string" calcext:value-type="string">
            <text:p>Verify Your Account</text:p>
          </table:table-cell>
          <table:table-cell table:style-name="ce3" office:value-type="string" calcext:value-type="string">
            <text:p>Verificar su cuenta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apps/frappe/frappe/core/doctype/user/user.py +201</text:p>
          </table:table-cell>
          <table:table-cell table:style-name="ce3" office:value-type="string" calcext:value-type="string">
            <text:p>There should remain at least one System Manager</text:p>
          </table:table-cell>
          <table:table-cell table:style-name="ce3" office:value-type="string" calcext:value-type="string">
            <text:p>Debe permanecer al menos un administrador del sistema</text:p>
          </table:table-cell>
          <table:table-cell table:style-name="ce3" office:value-type="string" calcext:value-type="string">
            <text:p>Debe haber al menos un administrador del sistem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apps/frappe/frappe/core/doctype/user/user.py +206</text:p>
          </table:table-cell>
          <table:table-cell table:style-name="ce3" office:value-type="string" calcext:value-type="string">
            <text:p>User {0} cannot be deleted</text:p>
          </table:table-cell>
          <table:table-cell table:style-name="ce3" office:value-type="string" calcext:value-type="string">
            <text:p>El usuario {0} no puede ser eliminado</text:p>
          </table:table-cell>
          <table:table-cell table:style-name="ce3" office:value-type="string" calcext:value-type="string">
            <text:p>El usuario {0} no se puede elimina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3" office:value-type="string" calcext:value-type="string">
            <text:p>apps/frappe/frappe/core/doctype/user/user.py +240</text:p>
          </table:table-cell>
          <table:table-cell table:style-name="ce3" office:value-type="string" calcext:value-type="string">
            <text:p>User {0} cannot be renamed</text:p>
          </table:table-cell>
          <table:table-cell table:style-name="ce3" office:value-type="string" calcext:value-type="string">
            <text:p>El usuario {0} no puede ser renombrado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apps/frappe/frappe/core/doctype/user/user.py +315</text:p>
          </table:table-cell>
          <table:table-cell table:style-name="ce3" office:value-type="string" calcext:value-type="string">
            <text:p>Username {0} already exists</text:p>
          </table:table-cell>
          <table:table-cell table:style-name="ce3" office:value-type="string" calcext:value-type="string">
            <text:p>El nombre de usuario {0} ya existe</text:p>
          </table:table-cell>
          <table:table-cell table:style-name="ce3" office:value-type="string" calcext:value-type="string">
            <text:p>Nombre de usuario {0} ya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3" office:value-type="string" calcext:value-type="string">
            <text:p>apps/frappe/frappe/core/doctype/user/user.py +321</text:p>
          </table:table-cell>
          <table:table-cell table:style-name="ce3" office:value-type="string" calcext:value-type="string">
            <text:p>Username should not contain any special characters other than letters, numbers and underscore</text:p>
          </table:table-cell>
          <table:table-cell table:style-name="ce3" office:value-type="string" calcext:value-type="string">
            <text:p>El nombre de usuario no debe contener caracteres especiales distintos a letras, números y guión bajo</text:p>
          </table:table-cell>
          <table:table-cell table:style-name="ce3" office:value-type="string" calcext:value-type="string">
            <text:p>Nombre de usuario no debe contener caracteres especiales que no sean letras, números y guión baj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apps/frappe/frappe/core/doctype/user/user.py +339</text:p>
          </table:table-cell>
          <table:table-cell table:style-name="ce3" office:value-type="string" calcext:value-type="string">
            <text:p>Suggested Username: {0}</text:p>
          </table:table-cell>
          <table:table-cell table:style-name="ce3" office:value-type="string" calcext:value-type="string">
            <text:p>Nombre de usuario sugerido: {0}</text:p>
          </table:table-cell>
          <table:table-cell table:style-name="ce3" office:value-type="string" calcext:value-type="string">
            <text:p>Sugerida Nombre de usuario: {0}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apps/frappe/frappe/core/doctype/user/user.py +376</text:p>
          </table:table-cell>
          <table:table-cell table:style-name="ce3" office:value-type="string" calcext:value-type="string">
            <text:p>Cannot Update: Incorrect / Expired Link.</text:p>
          </table:table-cell>
          <table:table-cell table:style-name="ce3" office:value-type="string" calcext:value-type="string">
            <text:p>No se puede actualizar: enlace incorrecto o expirado</text:p>
          </table:table-cell>
          <table:table-cell table:style-name="ce3" office:value-type="string" calcext:value-type="string">
            <text:p>No se puede actualizar: link incorrecto/expir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3" office:value-type="string" calcext:value-type="string">
            <text:p>apps/frappe/frappe/core/doctype/user/user.py +402</text:p>
          </table:table-cell>
          <table:table-cell table:style-name="ce3" office:value-type="string" calcext:value-type="string">
            <text:p>Registered but disabled.</text:p>
          </table:table-cell>
          <table:table-cell table:style-name="ce3" office:value-type="string" calcext:value-type="string">
            <text:p>Registrado pero deshabilitado</text:p>
          </table:table-cell>
          <table:table-cell table:style-name="ce3" office:value-type="string" calcext:value-type="string">
            <text:p>Registrado, pero está deshabilita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apps/frappe/frappe/core/doctype/user/user.py +404</text:p>
          </table:table-cell>
          <table:table-cell table:style-name="ce3" office:value-type="string" calcext:value-type="string">
            <text:p>Already Registered</text:p>
          </table:table-cell>
          <table:table-cell table:style-name="ce3" office:value-type="string" calcext:value-type="string">
            <text:p>Ya está registr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apps/frappe/frappe/core/doctype/user/user.py +421</text:p>
          </table:table-cell>
          <table:table-cell table:style-name="ce3" office:value-type="string" calcext:value-type="string">
            <text:p>Registration Details Emailed.</text:p>
          </table:table-cell>
          <table:table-cell table:style-name="ce3" office:value-type="string" calcext:value-type="string">
            <text:p>Detalles del registro enviados por correo electrónico</text:p>
          </table:table-cell>
          <table:table-cell table:style-name="ce3" office:value-type="string" calcext:value-type="string">
            <text:p>Detalles de registro enviado por correo electrónico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835" calcext:value-type="float">
            <text:p>835</text:p>
          </table:table-cell>
          <table:table-cell table:style-name="ce3" office:value-type="string" calcext:value-type="string">
            <text:p>apps/frappe/frappe/core/doctype/user/user.py +426</text:p>
          </table:table-cell>
          <table:table-cell table:style-name="ce3" office:value-type="string" calcext:value-type="string">
            <text:p>Not allowed to reset the password of {0}</text:p>
          </table:table-cell>
          <table:table-cell table:style-name="ce3" office:value-type="string" calcext:value-type="string">
            <text:p>No tiene permiso para restablecer la contraseña de {0}</text:p>
          </table:table-cell>
          <table:table-cell table:style-name="ce3" office:value-type="string" calcext:value-type="string">
            <text:p>No tiene permisos para restablecer la contraseña de {0}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3" office:value-type="string" calcext:value-type="string">
            <text:p>apps/frappe/frappe/core/doctype/user/user.py +433</text:p>
          </table:table-cell>
          <table:table-cell table:style-name="ce3" office:value-type="string" calcext:value-type="string">
            <text:p>Password reset instructions have been sent to your email</text:p>
          </table:table-cell>
          <table:table-cell table:style-name="ce3" office:value-type="string" calcext:value-type="string">
            <text:p>Las instrucciones para el restablecimiento de la contraseña han sido enviadas a su correo electrónic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apps/frappe/frappe/core/doctype/user/user.py +436</text:p>
          </table:table-cell>
          <table:table-cell table:style-name="ce3" office:value-type="string" calcext:value-type="string">
            <text:p>User {0} does not exist</text:p>
          </table:table-cell>
          <table:table-cell table:style-name="ce3" office:value-type="string" calcext:value-type="string">
            <text:p>El usuario {0} no existe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3" office:value-type="string" calcext:value-type="string">
            <text:p>apps/frappe/frappe/core/doctype/user/user.py +50</text:p>
          </table:table-cell>
          <table:table-cell table:style-name="ce3" office:value-type="string" calcext:value-type="string">
            <text:p>User {0} cannot be disabled</text:p>
          </table:table-cell>
          <table:table-cell table:style-name="ce3" office:value-type="string" calcext:value-type="string">
            <text:p>El usuario {0} no se puede deshabilitar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3" office:value-type="string" calcext:value-type="string">
            <text:p>apps/frappe/frappe/core/doctype/user/user.py +519</text:p>
          </table:table-cell>
          <table:table-cell table:style-name="ce3" office:value-type="string" calcext:value-type="string">
            <text:p>Dear System Manager,</text:p>
          </table:table-cell>
          <table:table-cell table:style-name="ce3" office:value-type="string" calcext:value-type="string">
            <text:p>Estimado administrador del sistema,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apps/frappe/frappe/core/doctype/user/user.py +521</text:p>
          </table:table-cell>
          <table:table-cell table:style-name="ce3" office:value-type="string" calcext:value-type="string">
            <text:p>Administrator accessed {0} on {1} via IP Address {2}.</text:p>
          </table:table-cell>
          <table:table-cell table:style-name="ce3" office:value-type="string" calcext:value-type="string">
            <text:p>El usuario administrador accedió a {0} el {1} mediante la dirección IP {2}.</text:p>
          </table:table-cell>
          <table:table-cell table:style-name="ce3" office:value-type="string" calcext:value-type="string">
            <text:p>Acceso de Administrador {0} en {1} a través de la dirección IP {2}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pps/frappe/frappe/core/doctype/user/user.py +527</text:p>
          </table:table-cell>
          <table:table-cell table:style-name="ce3" office:value-type="string" calcext:value-type="string">
            <text:p>If you think this is unauthorized, please change the Administrator password.</text:p>
          </table:table-cell>
          <table:table-cell table:style-name="ce3" office:value-type="string" calcext:value-type="string">
            <text:p>Si piensa que esto no fue autorizado, por favor cambie la contraseña de administrador.</text:p>
          </table:table-cell>
          <table:table-cell table:style-name="ce3" office:value-type="string" calcext:value-type="string">
            <text:p>Si usted piensa que esto no está autorizado, por favor, cambie la contraseña del administrador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pps/frappe/frappe/core/doctype/user/user.py +530</text:p>
          </table:table-cell>
          <table:table-cell table:style-name="ce3" office:value-type="string" calcext:value-type="string">
            <text:p>Administrator Logged In</text:p>
          </table:table-cell>
          <table:table-cell table:style-name="ce3" office:value-type="string" calcext:value-type="string">
            <text:p>El administrador inició sesión</text:p>
          </table:table-cell>
          <table:table-cell table:style-name="ce3" office:value-type="string" calcext:value-type="string">
            <text:p>Administrador logeado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apps/frappe/frappe/core/doctype/user/user.py +66</text:p>
          </table:table-cell>
          <table:table-cell table:style-name="ce3" office:value-type="string" calcext:value-type="string">
            <text:p>Adding System Manager to this User as there must be atleast one System Manager</text:p>
          </table:table-cell>
          <table:table-cell table:style-name="ce3" office:value-type="string" calcext:value-type="string">
            <text:p>Añadiendo el rol de Administrador del sistema a este usuario puesto que debe existir al menos un administrador del sistema</text:p>
          </table:table-cell>
          <table:table-cell table:style-name="ce3" office:value-type="string" calcext:value-type="string">
            <text:p>Agregando como administrador del sistema a este usuario ya que debe haber al menos un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815" calcext:value-type="float">
            <text:p>1815</text:p>
          </table:table-cell>
          <table:table-cell table:style-name="ce3" office:value-type="string" calcext:value-type="string">
            <text:p>apps/frappe/frappe/core/doctype/user/user.py +76</text:p>
          </table:table-cell>
          <table:table-cell table:style-name="ce3" office:value-type="string" calcext:value-type="string">
            <text:p>User with System Manager Role should always have User Type: System User</text:p>
          </table:table-cell>
          <table:table-cell table:style-name="ce3" office:value-type="string" calcext:value-type="string">
            <text:p>El usuario con el rol de Administrador del sistema siempre debe ser del tipo de usuario Usuario del sistema</text:p>
          </table:table-cell>
          <table:table-cell table:style-name="ce3" office:value-type="string" calcext:value-type="string">
            <text:p>El usuario con el rol de administrador del Sistema siempre debe de estar en el grupo: Usuario del sistema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3" office:value-type="string" calcext:value-type="string">
            <text:p>apps/frappe/frappe/core/doctype/user/user.py +84</text:p>
          </table:table-cell>
          <table:table-cell table:style-name="ce3" office:value-type="string" calcext:value-type="string">
            <text:p>New password emailed</text:p>
          </table:table-cell>
          <table:table-cell table:style-name="ce3" office:value-type="string" calcext:value-type="string">
            <text:p>Nueva contraseña enviada por correo electrónico</text:p>
          </table:table-cell>
          <table:table-cell table:style-name="ce3"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4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a para insertar registros nuevo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da para la edición masiva de registros mediante importación o para entender el formato de importación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19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registros, primero debe descargar la plantilla de importación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19"/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19"/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sino insertar nuevos registros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19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4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Aprobar después de importar</text:p>
          </table:table-cell>
          <table:table-cell office:value-type="string" calcext:value-type="string">
            <text:p>Validar después de importar.</text:p>
          </table:table-cell>
          <table:table-cell table:number-columns-repeated="1019"/>
        </table:table-row>
        <table:table-row table:style-name="ro4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</text:p>
          </table:table-cell>
          <table:table-cell office:value-type="string" calcext:value-type="string">
            <text:p>Ignorar errores de codificación.</text:p>
          </table:table-cell>
          <table:table-cell table:number-columns-repeated="1019"/>
        </table:table-row>
        <table:table-row table:style-name="ro4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ar tipo</text:p>
          </table:table-cell>
          <table:table-cell office:value-type="string" calcext:value-type="string">
            <text:p>Seleccione el tipo</text:p>
          </table:table-cell>
          <table:table-cell table:number-columns-repeated="1019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office:value-type="string" calcext:value-type="string">
            <text:p>¡Importación Exitosa!</text:p>
          </table:table-cell>
          <table:table-cell table:number-columns-repeated="1019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4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omar algún momento, sea paciente por favor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19"/>
        </table:table-row>
        <table:table-row table:style-name="ro4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ndo...</text:p>
          </table:table-cell>
          <table:table-cell table:number-columns-repeated="1020"/>
        </table:table-row>
        <table:table-row table:style-name="ro4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ndo</text:p>
          </table:table-cell>
          <table:table-cell table:number-columns-repeated="1020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los datos debajo de esta línea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1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</text:p>
          </table:table-cell>
          <table:table-cell office:value-type="string" calcext:value-type="string">
            <text:p>Tabla padre / principal</text:p>
          </table:table-cell>
          <table:table-cell table:number-columns-repeated="1019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office:value-type="string" calcext:value-type="string">
            <text:p>Info:</text:p>
          </table:table-cell>
          <table:table-cell office:value-type="string" calcext:value-type="string">
            <text:p>Información: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ción de datos</text:p>
          </table:table-cell>
          <table:table-cell office:value-type="string" calcext:value-type="string">
            <text:p>Plantilla para importar datos</text:p>
          </table:table-cell>
          <table:table-cell table:number-columns-repeated="1019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 no cambie los encabezados de la plantilla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19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 columna de datos debe estar vacía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19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está cargando nuevos registros, deje en blanco la columna "nombre" (ID)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19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está cargando nuevos registros, "Secuencias de identificación" será obligatorio si está presente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19"/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nuevos registros. Si lo desea, puede eliminar las columnas no obligatorias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19"/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actualización, puede hacerlo sobre las columnas que requiera, de manera selectiva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19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,000 registros de una sola vez (quizá menos en algunos casos).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19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table:style-name="ce4" office:value-type="string" calcext:value-type="string">
            <text:p>"Padre" se refiere a la tabla principal a la que este renglón debe ser añadido.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19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elija "Sobrescribir", de lo contrario los renglones existentes no serán eliminados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19"/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nuevos registro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19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4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 no cambie los renglones arriba d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19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encontraron datos</text:p>
          </table:table-cell>
          <table:table-cell office:value-type="string" calcext:value-type="string">
            <text:p>No se han encontrado datos</text:p>
          </table:table-cell>
          <table:table-cell table:number-columns-repeated="1019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ólo se permiten {0} renglones en cada importación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19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Asegúrese por favor de que no existen columnas vacías en el archivo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19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4">
          <table:table-cell table:style-name="ce3" office:value-type="float" office:value="1574" calcext:value-type="float">
            <text:p>1574</text:p>
          </table:table-cell>
          <table:table-cell table:style-name="ce3" office:value-type="string" calcext:value-type="string">
            <text:p>apps/frappe/frappe/core/page/desktop/desktop.js +60</text:p>
          </table:table-cell>
          <table:table-cell table:style-name="ce3" office:value-type="string" calcext:value-type="string">
            <text:p>All Applications</text:p>
          </table:table-cell>
          <table:table-cell table:style-name="ce3" office:value-type="string" calcext:value-type="string">
            <text:p>Todas las aplicaciones</text:p>
          </table:table-cell>
          <table:table-cell table:style-name="ce3" office:value-type="string" calcext:value-type="string">
            <text:p>Aplicaciones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3" office:value-type="string" calcext:value-type="string">
            <text:p>apps/frappe/frappe/core/page/modules_setup/modules_setup.js +18</text:p>
          </table:table-cell>
          <table:table-cell table:style-name="ce3" office:value-type="string" calcext:value-type="string">
            <text:p>Select modules to be shown (based on permission). If hidden, they will be hidden for all users.</text:p>
          </table:table-cell>
          <table:table-cell table:style-name="ce3" office:value-type="string" calcext:value-type="string">
            <text:p>Seleccionar los módulos a ser mostrados (en base a sus permisos). Si se ocultan, permanecerán ocultos para todos los usuarios.</text:p>
          </table:table-cell>
          <table:table-cell table:style-name="ce3"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970" calcext:value-type="float">
            <text:p>970</text:p>
          </table:table-cell>
          <table:table-cell table:style-name="ce3" office:value-type="string" calcext:value-type="string">
            <text:p>apps/frappe/frappe/core/page/modules_setup/modules_setup.js +5</text:p>
          </table:table-cell>
          <table:table-cell table:style-name="ce3" office:value-type="string" calcext:value-type="string">
            <text:p>Show or Hide Modules</text:p>
          </table:table-cell>
          <table:table-cell table:style-name="ce3" office:value-type="string" calcext:value-type="string">
            <text:p>Mostrar u ocultar módulos</text:p>
          </table:table-cell>
          <table:table-cell table:style-name="ce3" office:value-type="string" calcext:value-type="string">
            <text:p>Mostrar / Ocultar módulo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3" office:value-type="string" calcext:value-type="string">
            <text:p>apps/frappe/frappe/core/page/modules_setup/modules_setup.js +55</text:p>
          </table:table-cell>
          <table:table-cell table:style-name="ce3" office:value-type="string" calcext:value-type="string">
            <text:p>There were errors</text:p>
          </table:table-cell>
          <table:table-cell table:style-name="ce3" office:value-type="string" calcext:value-type="string">
            <text:p>Hubo errores</text:p>
          </table:table-cell>
          <table:table-cell table:style-name="ce3"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on trasladados automáticamente a reportes y búsquedas estándar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19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Como mejor práctica, no asigne el mismo conjunto de reglas de permiso a diferentes roles. En lugar de eso, establezca distintos roles al mismo usuario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19"/>
        </table:table-row>
        <table:table-row table:style-name="ro4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Aprobar, Cancelar y Corregir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19"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Ciertos documentos, como una factura, no deben ser cambiados una vez que son definitivos. El estado final para tales documentos se llama Aprobado. Puede restringir qué roles pueden aprobar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19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Puede cambiar los documentos aprobados cancelándolos primero y después, corrigiéndolos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19"/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corrige un documento después de cancelarlo y se guarda, se obtendrá un nuevo número que es una versión del número anterio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19"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, si cancela y corrige INV004, éste se convertirá en el nuevo documento INV004-1. Esto ayuda a mantener un registro de cada corrección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19"/>
        </table:table-row>
        <table:table-row table:style-name="ro4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</text:p>
          </table:table-cell>
          <table:table-cell office:value-type="string" calcext:value-type="string">
            <text:p>Niveles de permisos</text:p>
          </table:table-cell>
          <table:table-cell table:number-columns-repeated="1019"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 nivel 0 son permisos a nivel de documento, es decir, son los principales para acceder al documento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19"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el nivel 0, entonces los niveles más altos no tendrán relevancia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19"/>
        </table:table-row>
        <table:table-row table:style-name="ro6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a niveles más altos son permisos a nivel de campo. Todos los campos tienen un nivel de permiso establecido hacia ellos y las reglas definidas en esos permisos aplican al campo. Esto es útil en caso de que quiera ocultar o hacer que ciertos campos sean de solo lectura para ciertos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19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Puede utilizar la opción Personalizar formulario para establecer los niveles sobre los campo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19"/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l establecimiento de permiso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19"/>
        </table:table-row>
        <table:table-row table:style-name="ro7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5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un rol a registros específicos, marque Aplicar permisos de usuario. Los permisos de usuario son utilizados para limitar el acceso a los usuarios con dicho rol a registros específico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19"/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 &amp;gt; Administrador de permisos de usuario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19"/>
        </table:table-row>
        <table:table-row table:style-name="ro4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 para establecer cuáles permisos de usuario son utilizados para limitar el acceso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19"/>
        </table:table-row>
        <table:table-row table:style-name="ro3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establezca esto, los usuarios sólo podrán acceder a los documentos (p.ej. Publicación de blog) donde exista el enlace (p.ej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demás del Administrador del sistema, los roles con el permiso de Establecer permisos de usuario pueden definir permisos para otros usuarios para ese tipo de documento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19"/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 añada sus sugerencias en GitHub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19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Enviar una incidencia</text:p>
          </table:table-cell>
          <table:table-cell office:value-type="string" calcext:value-type="string">
            <text:p>Validar una incidencia</text:p>
          </table:table-cell>
          <table:table-cell table:number-columns-repeated="1019"/>
        </table:table-row>
        <table:table-row table:style-name="ro8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on establecidos sobre roles y tipos de documentos (llamados DocTypes) definiendo derechos como Leer, Escribir, Crear, Borrar, Aprobar, Cancelar, Corregir, Generar reporte, Importar, Exportar, Imprimir, Enviar por email y Establecer permisos de usuario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1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on aplicados a los usuarios en base a los roles que tienen asignados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19"/>
        </table:table-row>
        <table:table-row table:style-name="ro4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ueden ser establecidos a los usuarios desde su página de usuario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19"/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 &amp;gt; Usuario</text:p>
          </table:table-cell>
          <table:table-cell office:value-type="string" calcext:value-type="string">
            <text:p>Configuración&amp;gt; Usuario</text:p>
          </table:table-cell>
          <table:table-cell table:number-columns-repeated="1019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Puede agregar nuevos roles para afinar los permisos establecido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19"/>
        </table:table-row>
        <table:table-row table:style-name="ro7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s</text:p>
          </table:table-cell>
          <table:table-cell table:number-columns-repeated="1020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Los usuarios con rol {0}:</text:p>
          </table:table-cell>
          <table:table-cell table:number-columns-repeated="102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gregar nueva regla de permisos</text:p>
          </table:table-cell>
          <table:table-cell table:number-columns-repeated="1020"/>
        </table:table-row>
        <table:table-row table:style-name="ro7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20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gregar</text:p>
          </table:table-cell>
          <table:table-cell table:number-columns-repeated="102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ha añadido</text:p>
          </table:table-cell>
          <table:table-cell table:number-columns-repeated="1020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la regla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s</text:p>
          </table:table-cell>
          <table:table-cell table:number-columns-repeated="1020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Guardado!.</text:p>
          </table:table-cell>
          <table:table-cell table:number-columns-repeated="1020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el tipo de documento.</text:p>
          </table:table-cell>
          <table:table-cell table:number-columns-repeated="102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e rol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2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Subir permisos de usuario</text:p>
          </table:table-cell>
          <table:table-cell table:number-columns-repeated="1020"/>
        </table:table-row>
        <table:table-row table:style-name="ro7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20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2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roles</text:p>
          </table:table-cell>
          <table:table-cell table:number-columns-repeated="102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ar un archivo</text:p>
          </table:table-cell>
          <table:table-cell table:number-columns-repeated="1020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de 'permisos de usuario'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20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20"/>
        </table:table-row>
        <table:table-row table:style-name="ro9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20"/>
        </table:table-row>
        <table:table-row table:style-name="ro10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2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7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20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20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20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.</text:p>
          </table:table-cell>
          <table:table-cell table:number-columns-repeated="1020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apps/frappe/frappe/core/page/user_permissions/user_permissions.py +105</text:p>
          </table:table-cell>
          <table:table-cell office:value-type="string" calcext:value-type="string">
            <text:p>Please upload using the same template as download.</text:p>
          </table:table-cell>
          <table:table-cell office:value-type="string" calcext:value-type="string">
            <text:p>Por favor, adjunte la misma plantilla que descargó.</text:p>
          </table:table-cell>
          <table:table-cell table:number-columns-repeated="1020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20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20"/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, especifique el usuario</text:p>
          </table:table-cell>
          <table:table-cell table:number-columns-repeated="1020"/>
        </table:table-row>
        <table:table-row table:style-name="ro7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20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 / Propietario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2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or ejemplo:</text:p>
          </table:table-cell>
          <table:table-cell table:number-columns-repeated="1020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20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apps/frappe/frappe/custom/doctype/custom_field/custom_field.py +19</text:p>
          </table:table-cell>
          <table:table-cell office:value-type="string" calcext:value-type="string">
            <text:p>Label is mandatory</text:p>
          </table:table-cell>
          <table:table-cell office:value-type="string" calcext:value-type="string">
            <text:p>la etiqueta es obligatoria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apps/frappe/frappe/custom/doctype/custom_field/custom_field.py +38</text:p>
          </table:table-cell>
          <table:table-cell office:value-type="string" calcext:value-type="string">
            <text:p>Fieldname not set for Custom Field</text:p>
          </table:table-cell>
          <table:table-cell office:value-type="string" calcext:value-type="string">
            <text:p>Nombre de campo no establecido para el dato personalizado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pps/frappe/frappe/custom/doctype/custom_field/custom_field.py +64</text:p>
          </table:table-cell>
          <table:table-cell office:value-type="string" calcext:value-type="string">
            <text:p>Insert After field '{0}' mentioned in Custom Field '{1}', does not exist</text:p>
          </table:table-cell>
          <table:table-cell office:value-type="string" calcext:value-type="string">
            <text:p>Inserte Después del campo '{0}' mencionado en el campo personalizado ' {1}' , que no existe</text:p>
          </table:table-cell>
          <table:table-cell table:number-columns-repeated="1020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apps/frappe/frappe/custom/doctype/custom_field/custom_field.py +68</text:p>
          </table:table-cell>
          <table:table-cell office:value-type="string" calcext:value-type="string">
            <text:p>Insert After cannot be set as {0}</text:p>
          </table:table-cell>
          <table:table-cell office:value-type="string" calcext:value-type="string">
            <text:p>Insertar después no se puede establecer como {0}</text:p>
          </table:table-cell>
          <table:table-cell table:number-columns-repeated="1020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20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l campo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2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apps/frappe/frappe/custom/doctype/customize_form/customize_form.js +179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ambiar el tipo de campo. (Actual, Tipo de cambio, Cantidad permitida, Moneda/Divisa, Flotante, etc)</text:p>
          </table:table-cell>
          <table:table-cell table:number-columns-repeated="102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20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2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 la caja de entrada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Solicitado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que el campo obligatorio</text:p>
          </table:table-cell>
          <table:table-cell table:number-columns-repeated="1020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20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campo en formulario</text:p>
          </table:table-cell>
          <table:table-cell table:number-columns-repeated="1020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2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20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2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2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20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20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2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2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2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20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 hoy</text:p>
          </table:table-cell>
          <table:table-cell table:number-columns-repeated="1020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Eventos para hoy</text:p>
          </table:table-cell>
          <table:table-cell table:number-columns-repeated="102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 By Me</text:p>
          </table:table-cell>
          <table:table-cell table:number-columns-repeated="102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-Abrir</text:p>
          </table:table-cell>
          <table:table-cell table:number-columns-repeated="102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 table:number-columns-repeated="102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2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 table:number-columns-repeated="102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 table:number-columns-repeated="102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 table:number-columns-repeated="102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 table:number-columns-repeated="102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 table:number-columns-repeated="102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 table:number-columns-repeated="102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 table:number-columns-repeated="102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102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 table:number-columns-repeated="102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 table:number-columns-repeated="102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 table:number-columns-repeated="102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 table:number-columns-repeated="102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 table:number-columns-repeated="102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 table:number-columns-repeated="102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 table:number-columns-repeated="102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 table:number-columns-repeated="102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 table:number-columns-repeated="102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 table:number-columns-repeated="102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table:number-columns-repeated="102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 table:number-columns-repeated="102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 table:number-columns-repeated="102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table:number-columns-repeated="102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2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2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 table:number-columns-repeated="102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 table:number-columns-repeated="102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 table:number-columns-repeated="102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table:number-columns-repeated="102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2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2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7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10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7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7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7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7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7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7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7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7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 a mí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7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7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7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10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7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7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7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7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9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7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10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'validar'</text:p>
          </table:table-cell>
          <table:table-cell table:number-columns-repeated="102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10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7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7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10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table:number-columns-repeated="102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7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9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9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7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7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10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10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9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7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7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7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7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7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7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10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7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Aplicación Instalador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Backups</text:p>
          </table:table-cell>
          <table:table-cell table:number-columns-repeated="1020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20"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r permisos</text:p>
          </table:table-cell>
          <table:table-cell table:number-columns-repeated="1020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r permisos a usuarios</text:p>
          </table:table-cell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.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1" table:number-rows-repeated="104656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1:07:43.9012542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5:18:14.979465253</dc:date>
    <meta:generator>LibreOffice/4.2.8.2$Linux_X86_64 LibreOffice_project/420m0$Build-2</meta:generator>
    <meta:editing-duration>P1DT14H34M19S</meta:editing-duration>
    <meta:editing-cycles>28</meta:editing-cycles>
    <meta:document-statistic meta:table-count="1" meta:cell-count="8243" meta:object-count="0"/>
  </office:meta>
</office:document-meta>
</file>